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808080" draw:marker-start="" draw:marker-start-width="0.279cm" draw:marker-end-width="0.279cm" draw:fill="none" draw:textarea-horizontal-align="justify" draw:textarea-vertical-align="middle" draw:auto-grow-height="false" fo:min-height="1.998cm" fo:min-width="4.5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898cm" fo:min-width="3.94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caca00" draw:marker-start-width="0.321cm" draw:marker-end-width="0.321cm" draw:fill="none" draw:textarea-horizontal-align="justify" draw:textarea-vertical-align="middle" draw:auto-grow-height="false" fo:min-height="0.87cm" fo:min-width="2.9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28cm" svg:stroke-color="#0000ff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caca00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45cm" fo:min-width="0.8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45cm" fo:min-width="0.5cm"/>
    </style:style>
    <style:style style:name="gr8" style:family="graphic" style:parent-style-name="standard">
      <style:graphic-properties svg:stroke-width="0.081cm" svg:stroke-color="#666666" draw:marker-start-width="0.321cm" draw:marker-end-width="0.321cm" draw:fill="none" draw:textarea-horizontal-align="justify" draw:textarea-vertical-align="middle" draw:auto-grow-height="false" fo:min-height="0.87cm" fo:min-width="1.97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28cm" svg:stroke-color="#333333" draw:marker-start-width="0.242cm" draw:marker-end="Symmetric_20_Arrow" draw:marker-end-width="0.242cm" fo:padding-top="0.139cm" fo:padding-bottom="0.139cm" fo:padding-left="0.264cm" fo:padding-right="0.264cm"/>
    </style:style>
    <style:style style:name="gr10" style:family="graphic" style:parent-style-name="standard">
      <style:graphic-properties svg:stroke-width="0.081cm" svg:stroke-color="#666666" draw:marker-start-width="0.321cm" draw:marker-end-width="0.321cm" draw:fill="none" draw:textarea-horizontal-align="justify" draw:textarea-vertical-align="middle" draw:auto-grow-height="false" fo:min-height="0.898cm" fo:min-width="3.94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666666" draw:marker-start-width="0.321cm" draw:marker-end-width="0.321cm" draw:fill="none" draw:textarea-horizontal-align="justify" draw:textarea-vertical-align="middle" draw:auto-grow-height="false" fo:min-height="0.87cm" fo:min-width="2.92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28cm" svg:stroke-color="#333333" draw:marker-start-width="0.247cm" draw:marker-end="Symmetric_20_Arrow" draw:marker-end-width="0.247cm" fo:padding-top="0.124cm" fo:padding-bottom="0.124cm" fo:padding-left="0.249cm" fo:padding-right="0.249cm"/>
    </style:style>
    <style:style style:name="gr13" style:family="graphic" style:parent-style-name="standard">
      <style:graphic-properties svg:stroke-width="0.081cm" svg:stroke-color="#666666" draw:marker-start-width="0.321cm" draw:marker-end-width="0.321cm" draw:fill="none" draw:textarea-horizontal-align="justify" draw:textarea-vertical-align="middle" draw:auto-grow-height="false" fo:min-height="0.67cm" fo:min-width="1.9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666666" draw:marker-start-width="0.321cm" draw:marker-end-width="0.321cm" draw:fill="none" draw:textarea-horizontal-align="justify" draw:textarea-vertical-align="middle" draw:auto-grow-height="false" fo:min-height="0.87cm" fo:min-width="10.1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666666" draw:marker-start-width="0.321cm" draw:marker-end-width="0.321cm" draw:fill="none" draw:textarea-horizontal-align="justify" draw:textarea-vertical-align="middle" draw:auto-grow-height="false" fo:min-height="0.898cm" fo:min-width="1.748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666666" draw:marker-start-width="0.321cm" draw:marker-end-width="0.321cm" draw:fill="none" draw:textarea-horizontal-align="justify" draw:textarea-vertical-align="middle" draw:auto-grow-height="false" fo:min-height="0.898cm" fo:min-width="3.64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28cm" svg:stroke-color="#333333" draw:marker-start-width="0.242cm" draw:marker-end="Symmetric_20_Arrow" draw:marker-end-width="0.242cm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81cm" svg:stroke-color="#666666" draw:marker-start-width="0.326cm" draw:marker-end-width="0.326cm" draw:fill="none" draw:textarea-horizontal-align="justify" draw:textarea-vertical-align="middle" draw:auto-grow-height="false" fo:min-height="0.6cm" fo:min-width="2.046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28cm" svg:stroke-color="#333333" draw:marker-start-width="0.247cm" draw:marker-end="Symmetric_20_Arrow" draw:marker-end-width="0.247cm" draw:textarea-vertical-align="middle" fo:padding-top="0.124cm" fo:padding-bottom="0.124cm" fo:padding-left="0.249cm" fo:padding-right="0.249cm"/>
    </style:style>
    <style:style style:name="gr20" style:family="graphic" style:parent-style-name="standard">
      <style:graphic-properties svg:stroke-width="0.028cm" svg:stroke-color="#333333" draw:marker-start="" draw:marker-start-width="0.247cm" draw:marker-end="Symmetric_20_Arrow" draw:marker-end-width="0.247cm" draw:textarea-vertical-align="middle" fo:padding-top="0.124cm" fo:padding-bottom="0.124cm" fo:padding-left="0.249cm" fo:padding-right="0.249cm"/>
    </style:style>
    <style:style style:name="gr21" style:family="graphic" style:parent-style-name="objectwithoutfill">
      <style:graphic-properties svg:stroke-color="#333333" draw:marker-end="Symmetric_20_Arrow" draw:marker-end-width="0.3cm" draw:fill="solid" draw:textarea-vertical-align="middle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color="#00b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color="#caca00"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cm" svg:height="2.3cm" svg:x="4.65cm" svg:y="-0.3cm">
          <text:p text:style-name="P1"><text:span text:style-name="T1">@jit</text:span></text:p>
          <text:p text:style-name="P1"><text:span text:style-name="T2">def </text:span><text:span text:style-name="T2">do_math(a, </text:span><text:span text:style-name="T2">b):</text:span></text:p>
          <text:p text:style-name="P1"><text:span text:style-name="T2">...</text:span></text:p>
          <text:p text:style-name="P1"><text:span text:style-name="T2">&gt;&gt;&gt; </text:span><text:span text:style-name="T3">do_math</text:span><text:span text:style-name="T2">(</text:span><text:span text:style-name="T4">x</text:span><text:span text:style-name="T2">, </text:span><text:span text:style-name="T4">y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1.2cm" svg:x="3.75cm" svg:y="2.8cm">
          <text:p text:style-name="P3"><text:span text:style-name="T5">Fu</text:span><text:span text:style-name="T5">nç</text:span><text:span text:style-name="T5">ão </text:span><text:span text:style-name="T5">Py</text:span><text:span text:style-name="T5">th</text:span><text:span text:style-name="T5">on</text:span></text:p>
          <text:p text:style-name="P3"><text:span text:style-name="T5">(b</text:span><text:span text:style-name="T5">yt</text:span><text:span text:style-name="T5">ec</text:span><text:span text:style-name="T5">od</text:span><text:span text:style-name="T5">e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3.5cm" svg:height="1.2cm" svg:x="9.35cm" svg:y="2.8cm">
          <text:p text:style-name="P5">Argumentos de </text:p>
          <text:p text:style-name="P5">função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6.4cm" svg:y1="1.9cm" svg:x2="6cm" svg:y2="2.8cm" draw:start-shape="id1" draw:start-glue-point="2" draw:end-shape="id2" draw:end-glue-point="0" svg:d="M6400 1900v430h-400v470" svg:viewBox="0 0 401 901">
          <text:p/>
        </draw:connector>
        <draw:connector draw:style-name="gr5" draw:text-style-name="P7" draw:layer="layout" draw:line-skew="-0.1cm 0.02cm 0.041cm" svg:x1="7.75cm" svg:y1="1.9cm" svg:x2="11.1cm" svg:y2="2.8cm" draw:start-shape="id3" draw:start-glue-point="2" draw:end-shape="id4" draw:end-glue-point="0" svg:d="M7750 1900v400h1050 2300v500" svg:viewBox="0 0 3351 901">
          <text:p/>
        </draw:connector>
        <draw:custom-shape draw:style-name="gr6" draw:text-style-name="P7" xml:id="id1" draw:id="id1" draw:layer="layout" svg:width="1.3cm" svg:height="0.7cm" svg:x="5.75cm" svg:y="1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3" draw:id="id3" draw:layer="layout" svg:width="1cm" svg:height="0.7cm" svg:x="7.25cm" svg:y="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2.55cm" svg:height="1.2cm" svg:x="0.1cm" svg:y="4.7cm">
          <text:p text:style-name="P3"><text:span text:style-name="T5">Análise de</text:span></text:p>
          <text:p text:style-name="P3"><text:span text:style-name="T5">Bytecode</text:span></text:p>
          <draw:enhanced-geometry svg:viewBox="0 0 21600 21600" draw:type="rectangle" draw:enhanced-path="M 0 0 L 21600 0 21600 21600 0 21600 0 0 Z N"/>
        </draw:custom-shape>
        <draw:connector draw:style-name="gr9" draw:layer="layout" draw:line-skew="0.213cm" svg:x1="6.2cm" svg:y1="4cm" svg:x2="1.375cm" svg:y2="4.7cm" draw:end-shape="id5" draw:end-glue-point="0" svg:d="M6200 4000v293h-4825v407" svg:viewBox="0 0 4826 701">
          <text:p/>
        </draw:connector>
        <draw:custom-shape draw:style-name="gr10" draw:text-style-name="P4" xml:id="id12" draw:id="id12" draw:layer="layout" svg:width="4.5cm" svg:height="1.2cm" svg:x="3.75cm" svg:y="4.7cm">
          <text:p text:style-name="P3"><text:span text:style-name="T5">Representação Inter-</text:span></text:p>
          <text:p text:style-name="P3"><text:span text:style-name="T5">mediária (IR) Numb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3.5cm" svg:height="1.2cm" svg:x="9.35cm" svg:y="4.7cm">
          <text:p text:style-name="P3"><text:span text:style-name="T5">Inferência de </text:span></text:p>
          <text:p text:style-name="P3"><text:span text:style-name="T5">Tipo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3.5cm" svg:height="1.2cm" svg:x="9.35cm" svg:y="6.5cm">
          <text:p text:style-name="P3"><text:span text:style-name="T5">Reescrita do</text:span><text:span text:style-name="T5"><text:line-break/></text:span><text:span text:style-name="T5">Numba IR</text:span></text:p>
          <draw:enhanced-geometry svg:viewBox="0 0 21600 21600" draw:type="rectangle" draw:enhanced-path="M 0 0 L 21600 0 21600 21600 0 21600 0 0 Z N"/>
        </draw:custom-shape>
        <draw:connector draw:style-name="gr12" draw:layer="layout" svg:x1="11.1cm" svg:y1="5.9cm" svg:x2="11.1cm" svg:y2="6.5cm" draw:start-shape="id6" draw:start-glue-point="2" draw:end-shape="id7" draw:end-glue-point="0" svg:d="M11100 5900v600" svg:viewBox="0 0 1 601">
          <text:p/>
        </draw:connector>
        <draw:custom-shape draw:style-name="gr10" draw:text-style-name="P4" xml:id="id13" draw:id="id13" draw:layer="layout" svg:width="4.5cm" svg:height="1.2cm" svg:x="3.85cm" svg:y="6.5cm">
          <text:p text:style-name="P3"><text:span text:style-name="T5">Tradução de Numba IR</text:span></text:p>
          <text:p text:style-name="P3"><text:span text:style-name="T5">para LLVM I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4" draw:id="id14" draw:layer="layout" svg:width="2.55cm" svg:height="1cm" svg:x="0.1cm" svg:y="6.6cm">
          <text:p text:style-name="P3"><text:span text:style-name="T5">LLVM I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7" draw:id="id17" draw:layer="layout" svg:width="4.5cm" svg:height="1.2cm" svg:x="1.05cm" svg:y="8.4cm">
          <text:p text:style-name="P3"><text:span text:style-name="T5">CUD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6" draw:id="id16" draw:layer="layout" svg:width="4.5cm" svg:height="1.2cm" svg:x="7.35cm" svg:y="8.4cm">
          <text:p text:style-name="P3"><text:span text:style-name="T5">Suporte a outras</text:span></text:p>
          <text:p text:style-name="P3"><text:span text:style-name="T5"><text:s/></text:span><text:span text:style-name="T5">linguag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10.75cm" svg:height="1.2cm" svg:x="1.05cm" svg:y="10.253cm">
          <text:p text:style-name="P3"><text:span text:style-name="T6">Compilador </text:span><text:span text:style-name="T5">JIT LLVM / NVV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9" draw:id="id9" draw:layer="layout" svg:width="2.3cm" svg:height="1.2cm" svg:x="1.05cm" svg:y="12.153cm">
          <text:p text:style-name="P3"><text:span text:style-name="T5">Nvidia</text:span></text:p>
          <text:p text:style-name="P3"><text:span text:style-name="T5">GPUs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0" draw:id="id10" draw:layer="layout" svg:width="2.3cm" svg:height="1.2cm" svg:x="4.35cm" svg:y="12.153cm">
          <text:p text:style-name="P3"><text:span text:style-name="T5">x86</text:span></text:p>
          <text:p text:style-name="P3"><text:span text:style-name="T5">CPU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1" draw:id="id11" draw:layer="layout" svg:width="4.2cm" svg:height="1.2cm" svg:x="7.65cm" svg:y="12.153cm">
          <text:p text:style-name="P3"><text:span text:style-name="T5">Suporte a outros</text:span></text:p>
          <text:p text:style-name="P3"><text:span text:style-name="T5"><text:s/></text:span><text:span text:style-name="T5">processadores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.244cm" svg:x1="3.3cm" svg:y1="9.6cm" svg:x2="6.425cm" svg:y2="10.253cm" draw:end-shape="id8" svg:d="M3300 9600v300h3125v353" svg:viewBox="0 0 3126 654">
          <text:p/>
        </draw:connector>
        <draw:connector draw:style-name="gr17" draw:text-style-name="P8" draw:layer="layout" draw:line-skew="0.244cm" svg:x1="9.8cm" svg:y1="9.6cm" svg:x2="6.425cm" svg:y2="10.253cm" draw:end-shape="id8" draw:end-glue-point="0" svg:d="M9800 9600v300h-3375v353" svg:viewBox="0 0 3376 654">
          <text:p/>
        </draw:connector>
        <draw:connector draw:style-name="gr17" draw:text-style-name="P8" draw:layer="layout" draw:line-skew="-0.003cm" svg:x1="6.425cm" svg:y1="11.453cm" svg:x2="2.2cm" svg:y2="12.153cm" draw:start-shape="id8" draw:start-glue-point="2" draw:end-shape="id9" draw:end-glue-point="0" svg:d="M6425 11453v347h-4225v353" svg:viewBox="0 0 4226 701">
          <text:p/>
        </draw:connector>
        <draw:connector draw:style-name="gr17" draw:text-style-name="P8" draw:layer="layout" draw:line-skew="-0.003cm" svg:x1="6.425cm" svg:y1="11.453cm" svg:x2="5.5cm" svg:y2="12.153cm" draw:start-shape="id8" draw:start-glue-point="2" draw:end-shape="id10" draw:end-glue-point="0" svg:d="M6425 11453v347h-925v353" svg:viewBox="0 0 926 701">
          <text:p/>
        </draw:connector>
        <draw:connector draw:style-name="gr17" draw:text-style-name="P8" draw:layer="layout" draw:line-skew="-0.003cm" svg:x1="6.425cm" svg:y1="11.453cm" svg:x2="9.75cm" svg:y2="12.153cm" draw:start-shape="id8" draw:start-glue-point="2" draw:end-shape="id11" draw:end-glue-point="0" svg:d="M6425 11453v347h3325v353" svg:viewBox="0 0 3326 701">
          <text:p/>
        </draw:connector>
        <draw:custom-shape draw:style-name="gr18" draw:text-style-name="P6" xml:id="id15" draw:id="id15" draw:layer="layout" svg:width="3.6cm" svg:height="1.2cm" svg:x="4.75cm" svg:y="13.9cm">
          <text:p text:style-name="P5">Execu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" draw:layer="layout" svg:x1="2.65cm" svg:y1="5.3cm" svg:x2="3.75cm" svg:y2="5.3cm" draw:start-shape="id5" draw:start-glue-point="1" draw:end-shape="id12" draw:end-glue-point="3" svg:d="M2650 5300h1100" svg:viewBox="0 0 1101 1">
          <text:p/>
        </draw:connector>
        <draw:connector draw:style-name="gr19" draw:text-style-name="P8" draw:layer="layout" svg:x1="8.25cm" svg:y1="5.3cm" svg:x2="9.35cm" svg:y2="5.3cm" draw:start-shape="id12" draw:start-glue-point="1" draw:end-shape="id6" draw:end-glue-point="3" svg:d="M8250 5300h1100" svg:viewBox="0 0 1101 1">
          <text:p/>
        </draw:connector>
        <draw:connector draw:style-name="gr20" draw:text-style-name="P8" draw:layer="layout" svg:x1="3.85cm" svg:y1="7.1cm" svg:x2="2.65cm" svg:y2="7.1cm" draw:start-shape="id13" draw:start-glue-point="3" draw:end-shape="id14" draw:end-glue-point="1" svg:d="M3850 7100h-1200" svg:viewBox="0 0 1201 1">
          <text:p/>
        </draw:connector>
        <draw:connector draw:style-name="gr19" draw:text-style-name="P8" draw:layer="layout" svg:x1="11.1cm" svg:y1="4cm" svg:x2="11.1cm" svg:y2="4.7cm" draw:start-shape="id4" draw:start-glue-point="2" draw:end-shape="id6" draw:end-glue-point="0" svg:d="M11100 4000v700" svg:viewBox="0 0 1 701">
          <text:p/>
        </draw:connector>
        <draw:connector draw:style-name="gr21" draw:text-style-name="P9" draw:layer="layout" svg:x1="9.35cm" svg:y1="7.1cm" svg:x2="8.35cm" svg:y2="7.1cm" draw:start-shape="id7" draw:start-glue-point="3" draw:end-shape="id13" draw:end-glue-point="1" svg:d="M9350 7100h-1000" svg:viewBox="0 0 1001 1">
          <text:p/>
        </draw:connector>
        <draw:connector draw:style-name="gr21" draw:text-style-name="P9" draw:layer="layout" draw:type="line" svg:x1="2.2cm" svg:y1="13.353cm" svg:x2="5.277cm" svg:y2="14.075cm" draw:start-shape="id9" draw:start-glue-point="2" draw:end-shape="id15" draw:end-glue-point="5" svg:d="M2200 13353l3077 722" svg:viewBox="0 0 3078 723">
          <text:p/>
        </draw:connector>
        <draw:connector draw:style-name="gr21" draw:text-style-name="P9" draw:layer="layout" draw:type="line" svg:x1="5.5cm" svg:y1="13.353cm" svg:x2="6.55cm" svg:y2="13.9cm" draw:start-shape="id10" draw:start-glue-point="2" draw:end-shape="id15" draw:end-glue-point="4" svg:d="M5500 13353l1050 547" svg:viewBox="0 0 1051 548">
          <text:p/>
        </draw:connector>
        <draw:connector draw:style-name="gr21" draw:text-style-name="P9" draw:layer="layout" draw:type="line" svg:x1="9.75cm" svg:y1="13.353cm" svg:x2="7.823cm" svg:y2="14.075cm" draw:start-shape="id11" draw:start-glue-point="2" draw:end-shape="id15" draw:end-glue-point="11" svg:d="M9750 13353l-1927 722" svg:viewBox="0 0 1928 723">
          <text:p/>
        </draw:connector>
        <draw:connector draw:style-name="gr21" draw:text-style-name="P9" draw:layer="layout" draw:line-skew="-0.141cm 0cm 0.141cm" svg:x1="1.375cm" svg:y1="7.6cm" svg:x2="9.6cm" svg:y2="8.4cm" draw:start-shape="id14" draw:start-glue-point="2" draw:end-shape="id16" draw:end-glue-point="0" svg:d="M1375 7600v400h3625 4600v400" svg:viewBox="0 0 8226 801">
          <text:p/>
        </draw:connector>
        <draw:connector draw:style-name="gr21" draw:text-style-name="P9" draw:layer="layout" svg:x1="1.375cm" svg:y1="7.6cm" svg:x2="3.3cm" svg:y2="8.4cm" draw:start-shape="id14" draw:start-glue-point="2" draw:end-shape="id17" draw:end-glue-point="0" svg:d="M1375 7600v400h1925v400" svg:viewBox="0 0 1926 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cm" svg:stroke-color="#666666" draw:marker-start-width="0.25cm" draw:marker-start-center="false" draw:marker-end-width="0.2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erif1" fo:font-family="FreeSerif" style:font-style-name="Regular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Symmetric_20_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FreeSerif1" fo:font-family="FreeSerif" style:font-style-name="Regular" style:font-family-generic="roman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333333" draw:marker-end="Symmetric_20_Arrow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333333" draw:fill="none"/>
    </style:style>
    <style:style style:name="Arrow_20_Line" style:display-name="Arrow Line" style:family="graphic" style:parent-style-name="Lines">
      <style:graphic-properties draw:marker-start="Symmetric_20_Arrow" draw:marker-start-width="0.2cm" draw:marker-end="Symmetric_20_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1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4T15:17:09.722275324</meta:creation-date>
    <dc:date>2020-04-26T11:03:15.127491508</dc:date>
    <meta:editing-duration>PT1H23M25S</meta:editing-duration>
    <meta:editing-cycles>12</meta:editing-cycles>
    <meta:generator>LibreOffice/6.3.5.2$Linux_X86_64 LibreOffice_project/30$Build-2</meta:generator>
    <meta:document-statistic meta:object-count="37"/>
  </office:meta>
</office:document-meta>
</file>